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Bitstream Vera Sans1" svg:font-family="'Bitstream Vera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Bitstream Vera Sans1" svg:font-family="'Bitstream Vera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Bitstream Vera Sans1" style:font-size-asian="12pt" style:language-asian="none" style:country-asian="none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Luxi Sans" style:font-size-asian="14pt" style:font-name-complex="Luxi Sans" style:font-size-complex="14pt"/>
    </style:style>
    <style:style style:name="List" style:family="paragraph" style:parent-style-name="Text_20_body" style:class="list">
      <style:text-properties style:font-name-complex="Luxi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xi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7-07-31T15:26:26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